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449cm" table:align="right"/>
    </style:style>
    <style:style style:name="Tabelle1.A" style:family="table-column">
      <style:table-column-properties style:column-width="9.449cm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2.448cm"/>
          <style:tab-stop style:position="5.703cm"/>
        </style:tab-stops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2.448cm"/>
        </style:tab-stops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0pt" style:font-size-asian="10pt" style:font-size-complex="10pt"/>
    </style:style>
    <style:style style:name="P11" style:family="paragraph" style:parent-style-name="Text_20_body">
      <style:text-properties style:font-name="Times New Roman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0pt" style:font-name-asian="CMSS10" style:font-size-asian="10pt" style:font-name-complex="CMSS10" style:font-size-complex="10pt"/>
    </style:style>
    <style:style style:name="P13" style:family="paragraph" style:parent-style-name="Text_20_body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Text_20_body">
      <style:paragraph-properties fo:margin-left="0.494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1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2" style:family="paragraph" style:parent-style-name="Text_20_body">
      <style:paragraph-properties fo:margin-left="0.526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3" style:family="paragraph" style:parent-style-name="Text_20_body">
      <style:paragraph-properties fo:margin-left="0.526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4" style:family="paragraph" style:parent-style-name="Text_20_body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Text_20_body">
      <style:paragraph-properties fo:margin-left="0.54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Text_20_body">
      <style:paragraph-properties fo:margin-left="0.542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7" style:family="paragraph" style:parent-style-name="Text_20_body">
      <style:paragraph-properties fo:margin-left="1.108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29" style:family="paragraph" style:parent-style-name="Text_20_body">
      <style:paragraph-properties fo:margin-left="1.67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2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text-properties style:font-name="Times New Roman" fo:font-size="10pt" style:font-size-asian="10pt" style:font-size-complex="10pt"/>
    </style:style>
    <style:style style:name="P35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6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7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8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9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0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1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2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3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4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45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6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7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8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9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0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1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52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53" style:family="paragraph" style:parent-style-name="Text_20_body" style:list-style-name="L5">
      <style:paragraph-properties fo:margin-left="0.845cm" fo:margin-right="0cm" fo:text-align="start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54" style:family="paragraph" style:parent-style-name="Text_20_body">
      <style:paragraph-properties fo:margin-left="1.108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Times New Roman" fo:font-size="10pt" style:font-name-asian="CMSS10" style:font-size-asian="10pt" style:font-name-complex="CMSS10" style:font-size-complex="10pt"/>
    </style:style>
    <style:style style:name="P57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8" style:family="paragraph" style:parent-style-name="Text_20_body">
      <style:paragraph-properties fo:margin-left="1.67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9" style:family="paragraph" style:parent-style-name="Heading_20_2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0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1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2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3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64" style:family="paragraph" style:parent-style-name="Heading_20_2" style:list-style-name="L7">
      <style:paragraph-properties fo:text-align="justify" style:justify-single-word="false"/>
      <style:text-properties style:font-name="Times New Roman"/>
    </style:style>
    <style:style style:name="P65" style:family="paragraph" style:parent-style-name="Heading_20_2" style:list-style-name="L9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6" style:family="paragraph" style:parent-style-name="Heading_20_2" style:list-style-name="L9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7" style:family="paragraph" style:parent-style-name="Heading_20_2" style:list-style-name="Numbering_20_5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68" style:family="paragraph" style:parent-style-name="Heading_20_2" style:list-style-name="L9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69" style:family="paragraph" style:parent-style-name="Heading_20_2" style:list-style-name="L2">
      <style:paragraph-properties fo:margin-left="0cm" fo:margin-right="0cm" fo:text-indent="-0.016cm" style:auto-text-indent="false">
        <style:tab-stops/>
      </style:paragraph-properties>
    </style:style>
    <style:style style:name="P70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1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2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3" style:family="paragraph" style:parent-style-name="Heading_20_1" style:list-style-name="L4">
      <style:text-properties style:font-name="Times New Roman"/>
    </style:style>
    <style:style style:name="P74" style:family="paragraph" style:parent-style-name="Heading_20_1" style:list-style-name="L4"/>
    <style:style style:name="P75" style:family="paragraph" style:parent-style-name="Heading_20_1" style:list-style-name="L1">
      <style:paragraph-properties fo:margin-left="0.016cm" fo:margin-right="0cm" fo:text-indent="0cm" style:auto-text-indent="false" fo:break-before="page"/>
      <style:text-properties style:font-name="Times New Roman"/>
    </style:style>
    <style:style style:name="P76" style:family="paragraph" style:parent-style-name="Heading_20_1" style:list-style-name="L4">
      <style:paragraph-properties fo:break-before="page"/>
      <style:text-properties style:font-name="Times New Roman"/>
    </style:style>
    <style:style style:name="P77" style:family="paragraph" style:parent-style-name="Heading_20_1" style:list-style-name="L13">
      <style:paragraph-properties fo:break-before="page"/>
    </style:style>
    <style:style style:name="P78" style:family="paragraph" style:parent-style-name="Heading_20_3" style:list-style-name="L6">
      <style:paragraph-properties fo:margin-left="0.243cm" fo:margin-right="0cm" fo:text-indent="0cm" style:auto-text-indent="false"/>
      <style:text-properties style:font-name="Times New Roman"/>
    </style:style>
    <style:style style:name="P79" style:family="paragraph" style:parent-style-name="Heading_20_3" style:list-style-name="L6">
      <style:paragraph-properties fo:margin-left="0.243cm" fo:margin-right="0cm" fo:text-indent="0cm" style:auto-text-indent="false"/>
      <style:text-properties style:font-name="Times New Roman"/>
    </style:style>
    <style:style style:name="P80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81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82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83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84" style:family="paragraph" style:parent-style-name="Heading_20_3" style:list-style-name="L10">
      <style:paragraph-properties fo:margin-left="0.243cm" fo:margin-right="0cm" fo:text-indent="0cm" style:auto-text-indent="false"/>
      <style:text-properties style:font-name="Times New Roman"/>
    </style:style>
    <style:style style:name="P85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86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87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88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89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90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91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92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93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94" style:family="paragraph" style:parent-style-name="Heading_20_3" style:list-style-name="L12">
      <style:paragraph-properties fo:margin-left="0.243cm" fo:margin-right="0cm" fo:text-indent="0cm" style:auto-text-indent="false"/>
      <style:text-properties style:font-name="Times New Roman"/>
    </style:style>
    <style:style style:name="P95" style:family="paragraph" style:parent-style-name="Heading_20_3" style:list-style-name="L17">
      <style:paragraph-properties fo:margin-left="0.243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96" style:family="paragraph" style:parent-style-name="Heading_20_3" style:list-style-name="L17">
      <style:paragraph-properties fo:margin-left="0.243cm" fo:margin-right="0cm" fo:text-indent="0cm" style:auto-text-indent="false"/>
      <style:text-properties style:font-name="Times New Roman"/>
    </style:style>
    <style:style style:name="P97" style:family="paragraph" style:parent-style-name="Heading_20_3" style:list-style-name="L15">
      <style:paragraph-properties fo:margin-left="0.226cm" fo:margin-right="0cm" fo:text-indent="0cm" style:auto-text-indent="false"/>
      <style:text-properties style:font-name="Times New Roman"/>
    </style:style>
    <style:style style:name="P9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size="10pt" style:font-name-asian="CMSS10" style:font-size-asian="10pt" style:font-name-complex="CMSS10" style:font-size-complex="10pt"/>
    </style:style>
    <style:style style:name="T3" style:family="text">
      <style:text-properties style:font-name-asian="TimesNewRomanPSMT" style:font-name-complex="TimesNewRomanPSM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style:font-name-asian="CMSS10" style:font-style-asian="italic" style:font-name-complex="CMSS10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font-name-asian="CMSS10"/>
    </style:style>
    <style:style style:name="T13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14" style:family="text">
      <style:text-properties style:font-name-complex="CMSS10"/>
    </style:style>
    <style:style style:name="T15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 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prefix=" " style:num-suffix=" 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3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number:date-style style:name="N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okumentation der Eigenleistungen nach Mitgliedern</text:p>
      <text:p text:style-name="P4">Programmieren eines 3D-Editors</text:p>
      <text:p text:style-name="P4">-- Blacksun --</text:p>
      <text:p text:style-name="P6"/>
      <text:p text:style-name="P6"/>
      <text:p text:style-name="P30">Projektmitglied: <text:span text:style-name="T15">Reinhard Jeschull</text:span></text:p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Mitglieder: <text:tab/><text:span text:style-name="T3">Philipp </text:span>Gruber<text:tab/>pgruber@fh-landshut.de</text:p>
            <text:p text:style-name="P8"><text:tab/>Reinhard Jeschull<text:tab/>rjeschu@fh-landshut.de</text:p>
            <text:p text:style-name="P8"><text:tab/>Thomas Kuhndörfer<text:tab/>tkuhndo@fh-landshut.de</text:p>
            <text:p text:style-name="P8"><text:tab/>Thomas Tischler<text:tab/>ttischl1@fh-landshut.de</text:p>
            <text:p text:style-name="P8"><text:tab/>Stefan Zeltner<text:tab/>szeltne@fh-landshut.de</text:p>
            <text:p text:style-name="P9"/>
            <text:p text:style-name="P9">Betreuer:<text:tab/>Prof. Peter Hartmann</text:p>
            <text:p text:style-name="P9"/>
            <text:p text:style-name="P9">Homepage:<text:tab/>http://sourceforge.net/projects/blacksun/<text:tab/></text:p>
            <text:p text:style-name="P7">letzte Änderung: <text:date style:data-style-name="N5038" text:date-value="2007-06-21T23:54:19.99">Donnerstag, 21. Juni 2007</text:date></text:p>
          </table:table-cell>
        </table:table-row>
      </table:table>
      <text:p text:style-name="P7"/>
      <text:p text:style-name="P7"/>
      <text:p text:style-name="P7"/>
      <text:p text:style-name="P10"/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list text:style-name="Numbering_20_1">
              <text:list-item>
                <text:p text:style-name="Contents_20_Heading">Inhaltsverzeichnis</text:p>
              </text:list-item>
            </text:list>
          </text:index-title>
          <text:p text:style-name="P99"><text:s/>1 Übersicht<text:tab/>3</text:p>
          <text:p text:style-name="P98"><text:s/>1.1 Allgemeine Verantwortlichkeiten<text:tab/>3</text:p>
          <text:p text:style-name="P99"><text:s/>2 Organisatorische Übersicht<text:tab/>3</text:p>
          <text:p text:style-name="P98"><text:s/>2.1 Pflichtenheft<text:tab/>3</text:p>
          <text:p text:style-name="P100"><text:s/>2.2.1 Erstellung<text:tab/>3</text:p>
          <text:p text:style-name="P100"><text:s/>2.2.2 Weitere Ausarbeitung: Gemeinsam bearbeitet<text:tab/>3</text:p>
          <text:p text:style-name="P98"><text:s/>2.2 Taskliste: Gemeinsam erstellt mit Thomas Kuhndörfer<text:tab/>3</text:p>
          <text:p text:style-name="P98"><text:s/>2.3 TODO-Liste: Gemeinsam erstellt mit Thomas Kuhndörfer<text:tab/>3</text:p>
          <text:p text:style-name="P98"><text:s/>2.4 Zwischenpräsentation am 17.01.2007: Gemeinsam bearbeitet<text:tab/>3</text:p>
          <text:p text:style-name="P98"><text:s/>2.5 Architekturdokumentation: Gemeinsam bearbeitet<text:tab/>3</text:p>
          <text:p text:style-name="P99"><text:s/>3 Entwicklungsübersicht: Kern-Module<text:tab/>4</text:p>
          <text:p text:style-name="P98"><text:s/>3.1 Renderer<text:tab/>4</text:p>
          <text:p text:style-name="P99"><text:s/>4 Entwicklungsübersicht: Plugins<text:tab/>4</text:p>
          <text:p text:style-name="P98"><text:s/>4.1 Grundkörper<text:tab/>4</text:p>
          <text:p text:style-name="P100"><text:s/>4.1.1 GeoSphere<text:tab/>4</text:p>
          <text:p text:style-name="P100"><text:s/>4.1.2 Grid (Gitter)<text:tab/>4</text:p>
          <text:p text:style-name="P100"><text:s/>4.1.3 Helix<text:tab/>4</text:p>
          <text:p text:style-name="P100"><text:s/>4.1.4 Sphere (Kugel)<text:tab/>4</text:p>
          <text:p text:style-name="P100"><text:s/>4.1.5 Torus<text:tab/>4</text:p>
          <text:p text:style-name="P98"><text:s/>4.2 Modifikatoren<text:tab/>4</text:p>
          <text:p text:style-name="P100"><text:s/>4.2.1 Convex Hull (Konvexe Hülle)<text:tab/>4</text:p>
          <text:p text:style-name="P100"><text:s/>4.2.2 Insert vertex (Vertex einfügen)<text:tab/>4</text:p>
          <text:p text:style-name="P100"><text:s/>4.2.3 Make Hole<text:tab/>4</text:p>
          <text:p text:style-name="P100"><text:s/>4.2.4 Spike (Stacheln)<text:tab/>4</text:p>
          <text:p text:style-name="P100"><text:s/>4.2.5 Subdivision<text:tab/>4</text:p>
          <text:p text:style-name="P98"><text:s/>4.3 Sonstiges<text:tab/>4</text:p>
          <text:p text:style-name="P100"><text:s/>4.3.1 Manual Edit (Manuelle Bearbeitung)<text:tab/>4</text:p>
          <text:p text:style-name="P100"><text:s/>4.3.2 Materialeditor<text:tab/>4</text:p>
          <text:p text:style-name="P100"><text:s/>4.3.3 Texturkoordinaten-Editor<text:tab/>4</text:p>
          <text:p text:style-name="P100"><text:s/>4.3.4 Im- und Exporter-Pack<text:tab/>4</text:p>
          <text:p text:style-name="P100"><text:s/>4.3.5 TextureLoaderPack<text:tab/>4</text:p>
          <text:p text:style-name="P99"><text:s/>5 Sonstiges<text:tab/>5</text:p>
          <text:p text:style-name="P98"><text:s/>5.1 Iconerstellung<text:tab/>5</text:p>
          <text:p text:style-name="P98"><text:s/>5.2 Handbuch<text:tab/>5</text:p>
          <text:p text:style-name="P100"><text:s/>5.2.1 Handbuchteile: Gemeinsam bearbeitet<text:tab/>5</text:p>
          <text:p text:style-name="P98"><text:s/>5.3 Richtlinien<text:tab/>5</text:p>
          <text:p text:style-name="P100"><text:s/>5.7.1 Dateiheader<text:tab/>5</text:p>
          <text:p text:style-name="P100"><text:s/>5.7.2 Ordnerstruktur<text:tab/>5</text:p>
        </text:index-body>
      </text:table-of-content>
      <text:p text:style-name="P7"/>
      <text:p text:style-name="P7"/>
      <text:list text:style-name="L1">
        <text:list-item>
          <text:h text:style-name="P75" text:outline-level="1">Übersicht</text:h>
        </text:list-item>
      </text:list>
      <text:p text:style-name="P11"/>
      <text:list text:style-name="L2">
        <text:list-item>
          <text:list>
            <text:list-item>
              <text:h text:style-name="P69" text:outline-level="2"><text:span text:style-name="T9">Allgemeine Verantwortlichkeiten</text:span></text:h>
            </text:list-item>
          </text:list>
        </text:list-item>
      </text:list>
      <text:list text:style-name="L3">
        <text:list-item>
          <text:p text:style-name="P32">Szenendarstellung, Mathebibliothek und Pluginentwicklung</text:p>
        </text:list-item>
      </text:list>
      <text:p text:style-name="P33"/>
      <text:list text:style-name="L2" text:continue-numbering="true">
        <text:list-item>
          <text:list text:continue-numbering="true">
            <text:list-header>
              <text:h text:style-name="P59" text:outline-level="2" text:is-list-header="true"/>
            </text:list-header>
          </text:list>
        </text:list-item>
      </text:list>
      <text:list text:style-name="L4">
        <text:list-item>
          <text:h text:style-name="P73" text:outline-level="1">Organisatorische Übersicht</text:h>
        </text:list-item>
      </text:list>
      <text:p text:style-name="P14"/>
      <text:list text:style-name="Numbering_20_5">
        <text:list-item>
          <text:list>
            <text:list-item>
              <text:h text:style-name="P67" text:outline-level="2">Pf<text:span text:style-name="T9">lichtenheft</text:span></text:h>
            </text:list-item>
          </text:list>
        </text:list-item>
      </text:list>
      <text:p text:style-name="P19"/>
      <text:list text:style-name="L6">
        <text:list-item>
          <text:list>
            <text:list-item>
              <text:list>
                <text:list-item>
                  <text:h text:style-name="P78" text:outline-level="3">Erstellung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5">Zusammentragen aller in Frage kommenden Muss- und Wunschkriterien</text:p>
        </text:list-item>
      </text:list>
      <text:p text:style-name="P21"/>
      <text:list text:style-name="L6" text:continue-numbering="true">
        <text:list-item>
          <text:list text:continue-numbering="true">
            <text:list-item>
              <text:list text:continue-numbering="true">
                <text:list-item>
                  <text:h text:style-name="P78" text:outline-level="3">Weitere Ausarbeitung: <text:span text:style-name="T15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5">Detailiertere Festlegung der einzelnen Pflichtenheftabschnitte</text:p>
        </text:list-item>
        <text:list-item>
          <text:p text:style-name="P45">Siehe: <text:span text:style-name="T7">http://blacksun.svn.sourceforge.net/viewvc/blacksun/orga/specification/</text:span></text:p>
        </text:list-item>
      </text:list>
      <text:p text:style-name="P21"><text:span text:style-name="T5"/></text:p>
      <text:p text:style-name="P22"/>
      <text:list text:style-name="Numbering_20_5" text:continue-numbering="true">
        <text:list-item>
          <text:list text:continue-numbering="true">
            <text:list-item>
              <text:h text:style-name="P60" text:outline-level="2">Taskliste: <text:span text:style-name="T11">Gemeinsam erstellt mit </text:span><text:span text:style-name="T5">Thomas Kuhndörfer</text:span></text:h>
            </text:list-item>
          </text:list>
        </text:list-item>
      </text:list>
      <text:list text:style-name="L5">
        <text:list-item text:start-value="1">
          <text:p text:style-name="P35">Erstellung und aktuell halten der Aufgabenliste, welche sich auf die Muss- und Wunschkriterien aus dem Pflichtenheft bezieht</text:p>
        </text:list-item>
        <text:list-item>
          <text:p text:style-name="P40">Siehe: <text:span text:style-name="T6">http://blacksun.svn.sourceforge.net/viewvc/blacksun/orga/tasks/</text:span></text:p>
        </text:list-item>
      </text:list>
      <text:p text:style-name="P23"/>
      <text:list text:style-name="Numbering_20_5" text:continue-numbering="true">
        <text:list-item>
          <text:list text:continue-numbering="true">
            <text:list-item>
              <text:h text:style-name="P60" text:outline-level="2">TODO-Liste: <text:span text:style-name="T11">Gemeinsam erstellt mit </text:span><text:span text:style-name="T10">Thomas Kuhndörfer</text:span></text:h>
            </text:list-item>
          </text:list>
        </text:list-item>
      </text:list>
      <text:list text:style-name="L5">
        <text:list-item text:start-value="1">
          <text:p text:style-name="P35">Erstellung und aktuell halten der TODO-Liste für kleiner Aufgaben, welche während Besprechungen und Programmieraufgaben hinzukommen</text:p>
        </text:list-item>
        <text:list-item>
          <text:p text:style-name="P40">Siehe: <text:span text:style-name="T6">http://blacksun.svn.sourceforge.net/viewvc/blacksun/orga/notices/TODO.txt?view=log</text:span></text:p>
        </text:list-item>
      </text:list>
      <text:p text:style-name="P24"/>
      <text:list text:style-name="Numbering_20_5" text:continue-numbering="true">
        <text:list-item>
          <text:list text:continue-numbering="true">
            <text:list-item>
              <text:h text:style-name="P60" text:outline-level="2">Zwischenpräsentation am 17.01.2007: <text:span text:style-name="T15">Gemeinsam bearbeitet</text:span></text:h>
            </text:list-item>
          </text:list>
        </text:list-item>
      </text:list>
      <text:list text:style-name="L5">
        <text:list-item text:start-value="1">
          <text:p text:style-name="P35">Erstellung der einzelnen Präsentationsteile für die Zwischenpräsentation am Ende des 3. Semesters</text:p>
        </text:list-item>
        <text:list-item>
          <text:p text:style-name="P40">Siehe: <text:span text:style-name="T6">http://blacksun.svn.sourceforge.net/viewvc/blacksun/orga/presentation/</text:span></text:p>
        </text:list-item>
      </text:list>
      <text:p text:style-name="P25"/>
      <text:list text:style-name="Numbering_20_5" text:continue-numbering="true">
        <text:list-item>
          <text:list text:continue-numbering="true">
            <text:list-item>
              <text:h text:style-name="P60" text:outline-level="2">Architekturdokumentation: <text:span text:style-name="T15">Gemeinsam bearbeitet</text:span></text:h>
            </text:list-item>
          </text:list>
        </text:list-item>
      </text:list>
      <text:list text:style-name="L5">
        <text:list-item text:start-value="1">
          <text:p text:style-name="P35">Je nach Zuständigkeit wurden die Seiten der Dokumentationen von den jeweiligen Projektmitgliedern erstellt</text:p>
        </text:list-item>
        <text:list-item>
          <text:p text:style-name="P40"><text:span text:style-name="T2">Siehe: </text:span><text:span text:style-name="T8">http://blacksun.svn.sourceforge.net/viewvc/blacksun/orga/architecture/</text:span></text:p>
        </text:list-item>
      </text:list>
      <text:list text:style-name="L4" text:continue-numbering="true">
        <text:list-item>
          <text:h text:style-name="P76" text:outline-level="1">Entwicklungsübersicht: Kern-Module</text:h>
        </text:list-item>
      </text:list>
      <text:p text:style-name="P11"><text:span text:style-name="T5"/></text:p>
      <text:list text:style-name="L7">
        <text:list-item>
          <text:list>
            <text:list-item>
              <text:h text:style-name="P64" text:outline-level="2">Renderer</text:h>
            </text:list-item>
          </text:list>
        </text:list-item>
      </text:list>
      <text:p text:style-name="P27">Siehe Architekturdokumentation Kapitel 4</text:p>
      <text:p text:style-name="P26"/>
      <text:p text:style-name="P26"/>
      <text:list text:style-name="L4" text:continue-numbering="true">
        <text:list-item>
          <text:h text:style-name="P74" text:outline-level="1">Entwicklungsübersicht: Plugins</text:h>
        </text:list-item>
      </text:list>
      <text:p text:style-name="P12"/>
      <text:list text:style-name="L9">
        <text:list-item>
          <text:list>
            <text:list-item>
              <text:h text:style-name="P65" text:outline-level="2">Grundkörper</text:h>
            </text:list-item>
          </text:list>
        </text:list-item>
      </text:list>
      <text:p text:style-name="P55"><text:span text:style-name="T5"/></text:p>
      <text:list text:style-name="L10">
        <text:list-item>
          <text:list>
            <text:list-item>
              <text:list>
                <text:list-item>
                  <text:h text:style-name="P80" text:outline-level="3">GeoSphere</text:h>
                </text:list-item>
              </text:list>
            </text:list-item>
          </text:list>
        </text:list-item>
      </text:list>
      <text:p text:style-name="P29">Siehe Architekturdokumentation Kapitel 10.3</text:p>
      <text:p text:style-name="P27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3">Grid (Gitter)</text:h>
                </text:list-item>
              </text:list>
            </text:list-item>
          </text:list>
        </text:list-item>
      </text:list>
      <text:p text:style-name="P29">Siehe Architekturdokumentation Kapitel 10.4</text:p>
      <text:p text:style-name="P27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3">Helix</text:h>
                </text:list-item>
              </text:list>
            </text:list-item>
          </text:list>
        </text:list-item>
      </text:list>
      <text:p text:style-name="P29">Siehe Architekturdokumentation Kapitel 10.5</text:p>
      <text:p text:style-name="P27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3">Sphere (Kugel)</text:h>
                </text:list-item>
              </text:list>
            </text:list-item>
          </text:list>
        </text:list-item>
      </text:list>
      <text:p text:style-name="P29">Siehe Architekturdokumentation Kapitel 10.8</text:p>
      <text:p text:style-name="P27"/>
      <text:list text:style-name="L10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3">Torus</text:h>
                </text:list-item>
              </text:list>
            </text:list-item>
          </text:list>
        </text:list-item>
      </text:list>
      <text:p text:style-name="P29">Siehe Architekturdokumentation Kapitel 10.10</text:p>
      <text:p text:style-name="P29"><text:span text:style-name="T5"/></text:p>
      <text:p text:style-name="P27"/>
      <text:list text:style-name="L9" text:continue-numbering="true">
        <text:list-item>
          <text:list text:continue-numbering="true">
            <text:list-item>
              <text:h text:style-name="P68" text:outline-level="2">Modifikatoren</text:h>
            </text:list-item>
          </text:list>
        </text:list-item>
      </text:list>
      <text:p text:style-name="P13"/>
      <text:list text:style-name="L11">
        <text:list-item>
          <text:list>
            <text:list-item>
              <text:list>
                <text:list-item>
                  <text:h text:style-name="P85" text:outline-level="3">Convex Hull (Konvexe Hülle)</text:h>
                </text:list-item>
              </text:list>
            </text:list-item>
          </text:list>
        </text:list-item>
      </text:list>
      <text:p text:style-name="P29">Siehe Architekturdokumentation Kapitel 11.1</text:p>
      <text:p text:style-name="P20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85" text:outline-level="3">Insert vertex (Vertex einfügen)</text:h>
                </text:list-item>
              </text:list>
            </text:list-item>
          </text:list>
        </text:list-item>
      </text:list>
      <text:p text:style-name="P29">Siehe Architekturdokumentation Kapitel 11.4</text:p>
      <text:p text:style-name="P20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85" text:outline-level="3">Make Hole</text:h>
                </text:list-item>
              </text:list>
            </text:list-item>
          </text:list>
        </text:list-item>
      </text:list>
      <text:p text:style-name="P29">Siehe Architekturdokumentation Kapitel 11.5</text:p>
      <text:p text:style-name="P20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85" text:outline-level="3">Spike (Stacheln)</text:h>
                </text:list-item>
              </text:list>
            </text:list-item>
          </text:list>
        </text:list-item>
      </text:list>
      <text:p text:style-name="P29">Siehe Architekturdokumentation Kapitel 11.8</text:p>
      <text:p text:style-name="P20"/>
      <text:list text:style-name="L11" text:continue-numbering="true">
        <text:list-item>
          <text:list text:continue-numbering="true">
            <text:list-item>
              <text:list text:continue-numbering="true">
                <text:list-item>
                  <text:h text:style-name="P85" text:outline-level="3">Subdivision</text:h>
                </text:list-item>
              </text:list>
            </text:list-item>
          </text:list>
        </text:list-item>
      </text:list>
      <text:p text:style-name="P29">Siehe Architekturdokumentation Kapitel 11.9</text:p>
      <text:p text:style-name="P13"/>
      <text:p text:style-name="P13"/>
      <text:list text:style-name="L9" text:continue-numbering="true">
        <text:list-item>
          <text:list text:continue-numbering="true">
            <text:list-item>
              <text:h text:style-name="P65" text:outline-level="2">Sonstiges</text:h>
            </text:list-item>
          </text:list>
        </text:list-item>
      </text:list>
      <text:p text:style-name="P13"/>
      <text:list text:style-name="L12">
        <text:list-item>
          <text:list>
            <text:list-item>
              <text:list>
                <text:list-item>
                  <text:h text:style-name="P90" text:outline-level="3">Manual Edit (Manuelle Bearbeitung)</text:h>
                </text:list-item>
              </text:list>
            </text:list-item>
          </text:list>
        </text:list-item>
      </text:list>
      <text:p text:style-name="P29">Siehe Architekturdokumentation Kapitel 12.1</text:p>
      <text:p text:style-name="P15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90" text:outline-level="3">Materialeditor</text:h>
                </text:list-item>
              </text:list>
            </text:list-item>
          </text:list>
        </text:list-item>
      </text:list>
      <text:p text:style-name="P29">Siehe Architekturdokumentation Kapitel 12.2</text:p>
      <text:p text:style-name="P15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90" text:outline-level="3">Texturkoordinaten-Editor</text:h>
                </text:list-item>
              </text:list>
            </text:list-item>
          </text:list>
        </text:list-item>
      </text:list>
      <text:p text:style-name="P29">Siehe Architekturdokumentation Kapitel 12.3</text:p>
      <text:p text:style-name="P15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90" text:outline-level="3">Im- und Exporter-Pack</text:h>
                </text:list-item>
              </text:list>
            </text:list-item>
          </text:list>
        </text:list-item>
      </text:list>
      <text:p text:style-name="P29">Siehe Architekturdokumentation Kapitel 12.4</text:p>
      <text:p text:style-name="P15"/>
      <text:list text:style-name="L12" text:continue-numbering="true">
        <text:list-item>
          <text:list text:continue-numbering="true">
            <text:list-item>
              <text:list text:continue-numbering="true">
                <text:list-item>
                  <text:h text:style-name="P90" text:outline-level="3">TextureLoaderPack</text:h>
                </text:list-item>
              </text:list>
            </text:list-item>
          </text:list>
        </text:list-item>
      </text:list>
      <text:p text:style-name="P29">Siehe Architekturdokumentation Kapitel 12.5</text:p>
      <text:list text:style-name="L13">
        <text:list-item>
          <text:h text:style-name="P77" text:outline-level="1">Sonstiges</text:h>
        </text:list-item>
      </text:list>
      <text:p text:style-name="P28"/>
      <text:list text:style-name="L14">
        <text:list-item>
          <text:list>
            <text:list-item>
              <text:h text:style-name="P70" text:outline-level="2">Iconerstellung</text:h>
            </text:list-item>
          </text:list>
        </text:list-item>
      </text:list>
      <text:list text:style-name="L5">
        <text:list-item text:start-value="1">
          <text:p text:style-name="P35">Erstellung der Icons für die Pluginschaltflächen</text:p>
        </text:list-item>
        <text:list-item>
          <text:p text:style-name="P44">Siehe: <text:span text:style-name="T6">http://blacksun.svn.sourceforge.net/viewvc/blacksun/editor/Icons.rar?view=log</text:span></text:p>
        </text:list-item>
      </text:list>
      <text:p text:style-name="P16"/>
      <text:list text:style-name="L14" text:continue-numbering="true">
        <text:list-item>
          <text:list text:continue-numbering="true">
            <text:list-item>
              <text:h text:style-name="P70" text:outline-level="2">Handbuch</text:h>
            </text:list-item>
          </text:list>
        </text:list-item>
      </text:list>
      <text:p text:style-name="P17"/>
      <text:list text:style-name="L15">
        <text:list-item>
          <text:list>
            <text:list-item>
              <text:list>
                <text:list-item>
                  <text:h text:style-name="P97" text:outline-level="3">Handbuchteile: <text:span text:style-name="T15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5">Erstellung der einzelnen Handbuchanteile je nach Vearantwortlichkeit</text:p>
        </text:list-item>
        <text:list-item>
          <text:p text:style-name="P51">Siehe: <text:span text:style-name="T7">http://blacksun.svn.sourceforge.net/viewvc/blacksun/Manual/</text:span></text:p>
        </text:list-item>
      </text:list>
      <text:p text:style-name="P16"/>
      <text:list text:style-name="L14" text:continue-numbering="true">
        <text:list-item>
          <text:list text:continue-numbering="true">
            <text:list-item>
              <text:h text:style-name="P70" text:outline-level="2">Richtlinien</text:h>
            </text:list-item>
          </text:list>
        </text:list-item>
      </text:list>
      <text:p text:style-name="P18"/>
      <text:list text:style-name="L17">
        <text:list-item>
          <text:list>
            <text:list-item>
              <text:list>
                <text:list-item>
                  <text:h text:style-name="P95" text:outline-level="3">Dateiheader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5">Festlegung des allgemeinen Headers für Include- und Source-Dateien mit GPL-Lizenztext</text:p>
        </text:list-item>
        <text:list-item>
          <text:p text:style-name="P53">Siehe: <text:span text:style-name="T13">http://blacksun.svn.sourceforge.net/viewvc/blacksun/orga/guidelines/File-Comment-Header.odt?view=log</text:span></text:p>
        </text:list-item>
      </text:list>
      <text:p text:style-name="P18"/>
      <text:list text:style-name="L17" text:continue-numbering="true">
        <text:list-item>
          <text:list text:continue-numbering="true">
            <text:list-item>
              <text:list text:continue-numbering="true">
                <text:list-item>
                  <text:h text:style-name="P96" text:outline-level="3">Ordnerstruktur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45">Festlegung der Ordnerstruktur für die übersichtliche Speicherung der Entwicklungsdateien auf dem Subversion-Server</text:p>
        </text:list-item>
        <text:list-item>
          <text:p text:style-name="P51">Siehe: <text:span text:style-name="T7">http://blacksun.svn.sourceforge.net/viewvc/blacksun/orga/guidelines/ordnerstruktur.zip?view=log</text:span></text:p>
          <text:p text:style-name="P5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cm" fo:margin-bottom="0cm" fo:keep-with-next="always"/>
      <style:text-properties style:font-name="Arial" fo:font-size="10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margin-top="0cm" fo:margin-bottom="0cm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paragraph-properties fo:margin-top="0cm" fo:margin-bottom="0cm">
        <style:tab-stops/>
      </style:paragraph-properties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paragraph-properties fo:margin-top="0cm" fo:margin-bottom="0cm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 text:start-value="6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 text:start-value="2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cm" text:min-label-width="0.45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5cm" text:min-label-width="0.395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cm" text:min-label-width="0.395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395cm" text:min-label-width="0.395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791cm" text:min-label-width="0.395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186cm" text:min-label-width="0.395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581cm" text:min-label-width="0.395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3.976cm" text:min-label-width="0.39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text-underline-style="none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Eigenleistungs-Dokumentation – Blacksun<text:tab/><text:tab/></text:span><text:span text:style-name="T1"><text:chapter text:display="number-and-name" text:outline-level="1"> 5 Sonstiges</text:chapter></text:span></text:p>
      </style:header>
      <style:footer>
        <text:p text:style-name="P2"><text:page-number text:select-page="current">5</text:page-number> von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0-10T13:37:10</meta:creation-date>
    <dc:creator>Thomas Kuhndörfer</dc:creator>
    <dc:date>2007-06-21T23:54:20</dc:date>
    <meta:printed-by>Reinhard Jeschull</meta:printed-by>
    <meta:print-date>2007-01-06T13:27:57</meta:print-date>
    <dc:language>de-DE</dc:language>
    <meta:editing-cycles>601</meta:editing-cycles>
    <meta:editing-duration>P3DT3H2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27" meta:word-count="547" meta:character-count="4779"/>
  </office:meta>
</office:document-meta>
</file>